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10000031A8362F09C505B420D.png" manifest:media-type="image/png"/>
  <manifest:file-entry manifest:full-path="Pictures/1000020100000361000002DAAD8F2F0381DD7E65.png" manifest:media-type="image/png"/>
  <manifest:file-entry manifest:full-path="Pictures/10000201000002C8000002DB910D67A6A5BFE0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7f9" officeooo:paragraph-rsid="0004f7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IZATION</text:p>
      <text:p text:style-name="P1"/>
      <text:p text:style-name="P1"/>
      <text:p text:style-name="P1">1NF;</text:p>
      <text:p text:style-name="P1"/>
      <text:p text:style-name="P1"/>
      <text:p text:style-name="P1"><draw:frame draw:style-name="fr1" draw:name="Image1" text:anchor-type="char" svg:width="6.6929in" svg:height="7.0571in" draw:z-index="0"><draw:image xlink:href="Pictures/10000201000002F10000031A8362F09C505B42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2NF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5.648in" draw:z-index="1"><draw:image xlink:href="Pictures/1000020100000361000002DAAD8F2F0381DD7E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NF</text:p>
      <text:p text:style-name="P1"/>
      <text:p text:style-name="P1"/>
      <text:p text:style-name="P1"><draw:frame draw:style-name="fr1" draw:name="Image3" text:anchor-type="char" svg:width="6.6929in" svg:height="6.8717in" draw:z-index="2"><draw:image xlink:href="Pictures/10000201000002C8000002DB910D67A6A5BFE0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3T09:54:04.831000000</dc:date>
    <meta:editing-duration>PT3M47S</meta:editing-duration>
    <meta:editing-cycles>3</meta:editing-cycles>
    <meta:document-statistic meta:table-count="0" meta:image-count="3" meta:object-count="0" meta:page-count="3" meta:paragraph-count="4" meta:word-count="4" meta:character-count="23" meta:non-whitespace-character-count="23"/>
  </office:meta>
</office:document-meta>
</file>